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08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3-22" calcext:value-type="date">
            <text:p>22/03/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6-03-23" calcext:value-type="date">
            <text:p>23/03/20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08">
      <number:day/>
      <number:text>/</number:text>
      <number:month number:style="long"/>
      <number:text>/</number:text>
      <number:year number:style="long"/>
    </number:date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Lachlan Gordon Stoney</meta:initial-creator>
    <meta:creation-date>2016-03-22T12:52:39Z</meta:creation-date>
    <dc:date>2016-03-29T17:41:10.366841766</dc:date>
    <meta:editing-cycles>3</meta:editing-cycles>
    <meta:editing-duration>P0D</meta:editing-duration>
    <meta:document-statistic meta:table-count="1" meta:cell-count="8" meta:object-count="0"/>
  </office:meta>
</office:document-meta>
</file>